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ClientUtils.mapToEntity( ClientResponse response , Mono &lt; T &gt; bodyMon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ebClientUtils.mapToEntityList( ClientResponse response , Publisher &lt; T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